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1a79" officeooo:paragraph-rsid="00151a79"/>
    </style:style>
    <style:style style:name="P2" style:family="paragraph" style:parent-style-name="Standard">
      <style:text-properties officeooo:rsid="0016f8d4" officeooo:paragraph-rsid="0016f8d4"/>
    </style:style>
    <style:style style:name="P3" style:family="paragraph" style:parent-style-name="Standard">
      <style:text-properties officeooo:rsid="0019da69" officeooo:paragraph-rsid="0019da69"/>
    </style:style>
    <style:style style:name="P4" style:family="paragraph" style:parent-style-name="Standard">
      <style:text-properties officeooo:rsid="001755ab" officeooo:paragraph-rsid="0016f8d4"/>
    </style:style>
    <style:style style:name="P5" style:family="paragraph" style:parent-style-name="Standard">
      <style:text-properties officeooo:rsid="001755ab" officeooo:paragraph-rsid="001755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a ordenada se ve el lunes</text:p>
      <text:p text:style-name="P2">Hacer drag de las tarjetas a fuera de la ventana para verlas o guardarlas</text:p>
      <text:p text:style-name="P3">Ver como hacer que se expandan contenedores (los de habilidades en pokemon) para que se vean todas</text:p>
      <text:p text:style-name="P4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1:50:54.699000000</meta:creation-date>
    <dc:date>2024-11-09T20:19:18.043000000</dc:date>
    <meta:editing-duration>PT4H21M56S</meta:editing-duration>
    <meta:editing-cycles>9</meta:editing-cycles>
    <meta:generator>LibreOffice/24.8.1.2$Windows_X86_64 LibreOffice_project/87fa9aec1a63e70835390b81c40bb8993f1d4ff6</meta:generator>
    <meta:document-statistic meta:table-count="0" meta:image-count="0" meta:object-count="0" meta:page-count="1" meta:paragraph-count="3" meta:word-count="37" meta:character-count="200" meta:non-whitespace-character-count="166"/>
  </office:meta>
</office:document-meta>
</file>